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ourier"/>
    </style:style>
    <style:style style:name="P2" style:family="paragraph" style:parent-style-name="Text_20_body">
      <style:text-properties style:font-name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reating the database</text:h>
      <text:p text:style-name="P1">create table pantry (id serial primary key, sequence integer, description text);</text:p>
      <text:p text:style-name="P1">create table shaws (id serial primary key, sequence integer, description text);</text:p>
      <text:p text:style-name="P1">create table traderjoes (id serial primary key, sequence integer, description text);</text:p>
      <text:p text:style-name="P1">create table wegmans (id serial primary key, sequence integer, description text);</text:p>
      <text:p text:style-name="P1">create table marketbasket (id serial primary key, sequence integer, description text);</text:p>
      <text:p text:style-name="P1">create table dishes (id serial primary key, name text, quantity numeric(4,1));</text:p>
      <text:p text:style-name="P1">create table ingredients (id serial primary key, name text, unit text, amount numeric(5,2), pantry_id integer references pantry(id), shaws_id integer references shaws(id), traderjoes_id integer references traderjoes(id), wegmans_id references wegmans(id));</text:p>
      <text:p text:style-name="P1">create table recipes (id serial primary key, dish_id integer references dishes(id), ingredient_id integer references ingredients(id),quantity numeric(6,3)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Fleck</meta:initial-creator>
    <meta:creation-date>2022-04-28T14:10:31</meta:creation-date>
    <dc:date>2022-05-19T21:46:28</dc:date>
    <dc:creator>Timothy Fleck</dc:creator>
    <meta:editing-duration>PT14M47S</meta:editing-duration>
    <meta:editing-cycles>4</meta:editing-cycles>
    <meta:generator>OpenOffice/4.1.11$Unix OpenOffice.org_project/4111m1$Build-9808</meta:generator>
    <meta:document-statistic meta:table-count="0" meta:image-count="0" meta:object-count="0" meta:page-count="1" meta:paragraph-count="9" meta:word-count="113" meta:character-count="923"/>
  </office:meta>
</office:document-meta>
</file>